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W. Schnee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4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Balto Nov. 24<text:span text:style-name="T2">th</text:span><text:span text:style-name="T3">/</text:span></text:p>
      <text:p text:style-name="P3"><text:span text:style-name="T3">Rev. Dr S Morais,/</text:span></text:p>
      <text:p text:style-name="P3"><text:span text:style-name="T3"><text:tab/>Esteemed friend,/</text:span></text:p>
      <text:p text:style-name="P3"><text:span text:style-name="T3">At the earnest solicitation of Mrs C. Rosenfeld/ granddaughter of Mr F I venture to address you once more/ on the subject of your trip to Balto. <text:s/>The members/ of Mr F's family are so deeply impressed with/ the movement and particularly gratified </text:span><text:span text:style-name="T4">at</text:span><text:span text:style-name="T3"> to/ have you here, that they feel it would be doing/ you injustice, could they not extend to you some/ indication of their attention and hospitality. <text:s/>I have/ consulted a Penna Will. time-table &amp; I find a Sunday/ train leaving at 8.30 (I believe) &amp; reaching Balto./ 12.25. <text:s/>It is too much for you to be without/ some respectable meal between your departure/ and possibly till after the celebration./</text:span></text:p>
      <text:p text:style-name="P3"><text:span text:style-name="T3">Oblige me and all friends and admirers and try/ to make if possible to come with the above/ train. <text:s/>Either way give us some time to/</text:span></text:p>
      <text:p text:style-name="P3"><text:span text:style-name="T3"/></text:p>
      <text:p text:style-name="P3"><text:soft-page-break/><text:span text:style-name="T3">[Page 2]</text:span></text:p>
      <text:p text:style-name="P3"><text:span text:style-name="T3">entertain you either for dinner or/ supper. <text:s/>Let me hear, I am sorry to trouble/ you so often, as early as convenient and/ you will oblige/ Sincerely Yours/ H W Schneeberger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09:02.31</meta:creation-date>
    <meta:document-statistic meta:table-count="0" meta:image-count="0" meta:object-count="0" meta:page-count="3" meta:paragraph-count="68" meta:word-count="348" meta:character-count="2293"/>
    <dc:date>2011-11-29T13:15:02.72</dc:date>
    <dc:creator>Penn Libraries</dc:creator>
    <meta:editing-duration>PT00H06M00S</meta:editing-duration>
    <meta:editing-cycles>1</meta:editing-cycles>
    <meta:generator>OpenOffice.org/3.2$Win32 OpenOffice.org_project/320m12$Build-9483</meta:generator>
  </office:meta>
</office:document-meta>
</file>